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ప్రజలు మంజీరా నదిని ఎలా కలుషితం చేస్తున్నారు</text:p>
          </draw:text-box>
        </draw:frame>
        <draw:frame presentation:style-name="pr2" draw:text-style-name="P2" draw:layer="layout" svg:width="25.199cm" svg:height="12.635cm" svg:x="1.4cm" svg:y="4.686cm" presentation:class="subtitl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మంజీరా నది కలుషితం అవుతోంది.</text:p>
              </text:list-item>
              <text:list-item>
                <text:p text:style-name="P1">పారిశ్రామిక వ్యర్థాలను నదిలోకి పోస్తున్నారు.</text:p>
              </text:list-item>
              <text:list-item>
                <text:p text:style-name="P1">ఈ నదిని సందర్శించే సందర్శకులు ప్లాస్టిక్ సీసాలు, చాక్లెట్ రేపర్లు విసురుతున్నారు.</text:p>
              </text:list-item>
              <text:list-item>
                <text:p text:style-name="P1">ఈ కారణంగా, నది నీరు త్రాగడానికి సురక్షితం కాదు, అయినప్పటికీ ఇది మొత్తం నగరానికి తాగునీటి ప్రధాన వనరుగా ఉంది.</text:p>
              </text:list-item>
            </text:list>
            <text:p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3T22:57:11.728140545</meta:creation-date>
    <meta:editing-duration>PT40S</meta:editing-duration>
    <meta:editing-cycles>2</meta:editing-cycles>
    <meta:generator>LibreOffice/5.1.6.2$Linux_X86_64 LibreOffice_project/10m0$Build-2</meta:generator>
    <dc:date>2020-08-03T22:57:26.381534649</dc:date>
    <meta:document-statistic meta:object-count="25"/>
  </office:meta>
</office:document-meta>
</file>